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2408176486603990625" text:style-name="L1">
        <text:list-item>
          <text:p text:style-name="P1">Как убрать «Корзина» в саб-хедере</text:p>
        </text:list-item>
        <text:list-item>
          <text:p text:style-name="P1">Как добавить в саб-хедер еще блоки с текстом и картинкой(Телефоны с эмблемой, или ссылки на страницу)</text:p>
        </text:list-item>
        <text:list-item>
          <text:p text:style-name="P1">Как регулировать размер хедера по странично?</text:p>
        </text:list-item>
        <text:list-item>
          <text:p text:style-name="P1">Как убрать название страницы в хедере?»Магазин» и т.д (большими буквами)</text:p>
        </text:list-item>
        <text:list-item>
          <text:p text:style-name="P1">Как, вообще, редактировать страницу «Магазин», например, в Visual Composer?</text:p>
        </text:list-item>
        <text:list-item>
          <text:p text:style-name="P1">Как сделать так, чтобы при переходе в категорию, горизонтальный список категорий оставался всегда сверху на каждой странице?</text:p>
        </text:list-item>
        <text:list-item>
          <text:p text:style-name="P1">Как сделать кнопку «Под заказ» на странице товара, если товара нет в наличии?</text:p>
        </text:list-item>
        <text:list-item>
          <text:p text:style-name="P1">Как, вообще, редактировать страницу товара?</text:p>
        </text:list-item>
        <text:list-item>
          <text:p text:style-name="P1">Можно ли на страницу «магазин» вместо хедера сделать слайдер, например, Революшн Слайдер?</text:p>
        </text:list-item>
        <text:list-item>
          <text:p text:style-name="P1">Нет ссылки на «Зарегистрироваться»</text:p>
        </text:list-item>
        <text:list-item>
          <text:p text:style-name="P1">На странице Входа в аккаунт http://alletash.com.ua/my-account/ нужно добавить текст с объяснением, как можно зарегистрироваться</text:p>
        </text:list-item>
        <text:list-item>
          <text:p text:style-name="P1">Отсутствует страница <text:a xlink:type="simple" xlink:href="http://alletash.com.ua/my-account/lost-password/" text:style-name="Internet_20_link" text:visited-style-name="Visited_20_Internet_20_Link">http://alletash.com.ua/my-account/lost-password/</text:a></text:p>
        </text:list-item>
        <text:list-item>
          <text:p text:style-name="P1">Не появляется страница 404, после обновления вордпресс. Может нужно почистить кеш? Как?</text:p>
        </text:list-item>
        <text:list-item>
          <text:p text:style-name="P1">В футере добавить иконки соц сетей над их названием</text:p>
        </text:list-item>
        <text:list-item>
          <text:p text:style-name="P1">Где отображается описание категории товара? И можно ли сделать, чтобы оно отображалось текстом на странице категории товара?</text:p>
        </text:list-item>
        <text:list-item>
          <text:p text:style-name="P1">Сделать header_background со значением высоты 0px на страницах “Корзина» и «Оформление»?</text:p>
        </text:list-item>
        <text:list-item>
          <text:p text:style-name="P1">Нужно дать больше места пунктам меню при меньшем экране. Я могу поменять % в .xlarge-6 в файле foundation.min.css, но правильно ли это?</text:p>
        </text:list-item>
        <text:list-item>
          <text:p text:style-name="P1">Нужно добавить маленькие иконки для страниц в сабхедере(по возможности). Это могут быть подключаемые fa-icon, например.</text:p>
        </text:list-item>
        <text:list-item>
          <text:p text:style-name="P1">Поймут ли люди, где находится меню в мобильном виде? Можно добавить слово «Меню» к иконке меню(3 гориз. Линии).</text:p>
        </text:list-item>
        <text:list-item>
          <text:p text:style-name="P1">Когда корзина пуста, в ней есть кнопка «Вернуться в магазин» со ссылкой на страницу магазина, которой не существует. Нужно на кнопку «Вернуться на главную» поставить ссылку главной страницы сайта.</text:p>
        </text:list-item>
        <text:list-item>
          <text:p text:style-name="P1">Иконки хедера(лупа, корзина, сердце) при маленьком разрешении меняют цвет с белого на черный. Нужно всегда белый.</text:p>
        </text:list-item>
        <text:list-item>
          <text:p text:style-name="P1">Сделать иконку wishlist «сердце» класс .wishlist_icon вот такой http://fontawesome.io/icon/heart/ и сделать ей красный цвет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06T20:34:12.50</meta:creation-date>
    <meta:generator>OpenOffice/4.1.1$Win32 OpenOffice.org_project/411m6$Build-9775</meta:generator>
    <dc:date>2017-03-06T21:11:08.15</dc:date>
    <meta:editing-duration>PT13M33S</meta:editing-duration>
    <meta:editing-cycles>2</meta:editing-cycles>
    <meta:document-statistic meta:table-count="0" meta:image-count="0" meta:object-count="0" meta:page-count="1" meta:paragraph-count="22" meta:word-count="299" meta:character-count="2092"/>
  </office:meta>
</office:document-meta>
</file>